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50ecc"/>
    </style:style>
    <style:style style:name="P2" style:family="paragraph" style:parent-style-name="Text_20_body">
      <style:text-properties officeooo:paragraph-rsid="0016f641"/>
    </style:style>
    <style:style style:name="P3" style:family="paragraph" style:parent-style-name="Text_20_body">
      <style:text-properties officeooo:rsid="0010dbb3" officeooo:paragraph-rsid="00150ecc"/>
    </style:style>
    <style:style style:name="P4" style:family="paragraph" style:parent-style-name="Text_20_body">
      <style:text-properties officeooo:rsid="0016f641" officeooo:paragraph-rsid="0016f641"/>
    </style:style>
    <style:style style:name="P5" style:family="paragraph" style:parent-style-name="Preformatted_20_Text">
      <style:paragraph-properties fo:break-before="page"/>
      <style:text-properties officeooo:rsid="0010dbb3" officeooo:paragraph-rsid="0010dbb3"/>
    </style:style>
    <style:style style:name="P6" style:family="paragraph" style:parent-style-name="Preformatted_20_Text">
      <style:text-properties officeooo:rsid="0010dbb3" officeooo:paragraph-rsid="0010dbb3"/>
    </style:style>
    <style:style style:name="P7" style:family="paragraph" style:parent-style-name="Preformatted_20_Text">
      <style:paragraph-properties fo:text-align="center" style:justify-single-word="false"/>
      <style:text-properties officeooo:rsid="0010dbb3" officeooo:paragraph-rsid="0010dbb3"/>
    </style:style>
    <style:style style:name="P8" style:family="paragraph" style:parent-style-name="Quotations">
      <style:text-properties officeooo:rsid="0010dbb3"/>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5"/>
    <style:style style:name="P12" style:family="paragraph" style:parent-style-name="Text_20_body" style:list-style-name="L7"/>
    <style:style style:name="P13" style:family="paragraph" style:parent-style-name="Text_20_body" style:list-style-name="L4"/>
    <style:style style:name="P14" style:family="paragraph" style:parent-style-name="Text_20_body">
      <style:text-properties officeooo:paragraph-rsid="0019b408"/>
    </style:style>
    <style:style style:name="P15" style:family="paragraph" style:parent-style-name="Text_20_body" style:list-style-name="L3"/>
    <style:style style:name="P16" style:family="paragraph" style:parent-style-name="Text_20_body" style:list-style-name="L6"/>
    <style:style style:name="P17" style:family="paragraph" style:parent-style-name="Text_20_body">
      <style:text-properties officeooo:paragraph-rsid="001baeed"/>
    </style:style>
    <style:style style:name="P18" style:family="paragraph" style:parent-style-name="Text_20_body" style:list-style-name="L8"/>
    <style:style style:name="P19" style:family="paragraph" style:parent-style-name="Text_20_body" style:list-style-name="L11"/>
    <style:style style:name="P20" style:family="paragraph" style:parent-style-name="Text_20_body">
      <style:text-properties officeooo:paragraph-rsid="001fbe94"/>
    </style:style>
    <style:style style:name="P21" style:family="paragraph" style:parent-style-name="Text_20_body">
      <style:text-properties officeooo:paragraph-rsid="0020acb0"/>
    </style:style>
    <style:style style:name="P22" style:family="paragraph" style:parent-style-name="Text_20_body">
      <style:paragraph-properties fo:margin-left="0.3cm" fo:margin-right="0cm" fo:text-indent="0cm" style:auto-text-indent="false"/>
    </style:style>
    <style:style style:name="P23" style:family="paragraph" style:parent-style-name="Text_20_body">
      <style:paragraph-properties fo:margin-left="0.3cm" fo:margin-right="0.3cm" fo:text-indent="0cm" style:auto-text-indent="false"/>
      <style:text-properties fo:font-style="italic" style:font-style-asian="italic" style:font-style-complex="italic"/>
    </style:style>
    <style:style style:name="P24" style:family="paragraph" style:parent-style-name="Text_20_body">
      <style:paragraph-properties fo:break-before="page"/>
      <style:text-properties officeooo:paragraph-rsid="001baeed"/>
    </style:style>
    <style:style style:name="P25" style:family="paragraph" style:parent-style-name="Preformatted_20_Text">
      <style:text-properties officeooo:rsid="0010dbb3" officeooo:paragraph-rsid="0010dbb3"/>
    </style:style>
    <style:style style:name="P26" style:family="paragraph" style:parent-style-name="Preformatted_20_Text">
      <style:text-properties officeooo:rsid="0010dbb3" officeooo:paragraph-rsid="001d0859"/>
    </style:style>
    <style:style style:name="P27" style:family="paragraph" style:parent-style-name="Preformatted_20_Text" style:list-style-name="L11">
      <style:text-properties officeooo:rsid="0010dbb3" officeooo:paragraph-rsid="0010dbb3"/>
    </style:style>
    <style:style style:name="P28" style:family="paragraph" style:parent-style-name="Preformatted_20_Text">
      <style:text-properties officeooo:paragraph-rsid="0010dbb3"/>
    </style:style>
    <style:style style:name="P29" style:family="paragraph" style:parent-style-name="Preformatted_20_Text" style:list-style-name="L12">
      <style:text-properties officeooo:paragraph-rsid="0010dbb3"/>
    </style:style>
    <style:style style:name="P30" style:family="paragraph" style:parent-style-name="Preformatted_20_Text">
      <style:paragraph-properties fo:margin-left="0.3cm" fo:margin-right="0cm" fo:text-indent="0cm" style:auto-text-indent="false"/>
      <style:text-properties officeooo:rsid="0010dbb3" officeooo:paragraph-rsid="0010dbb3"/>
    </style:style>
    <style:style style:name="P31" style:family="paragraph" style:parent-style-name="Preformatted_20_Text">
      <style:paragraph-properties fo:break-before="page"/>
      <style:text-properties officeooo:rsid="0010dbb3" officeooo:paragraph-rsid="0010dbb3"/>
    </style:style>
    <style:style style:name="P32" style:family="paragraph" style:parent-style-name="Preformatted_20_Text">
      <style:paragraph-properties fo:margin-left="0cm" fo:margin-right="0cm" fo:text-indent="0cm" style:auto-text-indent="false"/>
      <style:text-properties officeooo:rsid="0010dbb3" officeooo:paragraph-rsid="0010dbb3"/>
    </style:style>
    <style:style style:name="P33" style:family="paragraph" style:parent-style-name="Heading_20_2">
      <style:paragraph-properties fo:break-before="page"/>
    </style:style>
    <style:style style:name="P34" style:family="paragraph" style:parent-style-name="Heading_20_3">
      <style:paragraph-properties fo:break-before="page"/>
    </style:style>
    <style:style style:name="T1" style:family="text">
      <style:text-properties officeooo:rsid="0010dbb3"/>
    </style:style>
    <style:style style:name="T2" style:family="text">
      <style:text-properties officeooo:rsid="001251e2"/>
    </style:style>
    <style:style style:name="T3" style:family="text">
      <style:text-properties officeooo:rsid="0016f641"/>
    </style:style>
    <style:style style:name="T4" style:family="text">
      <style:text-properties officeooo:rsid="001baeed"/>
    </style:style>
    <style:style style:name="T5" style:family="text">
      <style:text-properties officeooo:rsid="001d0859"/>
    </style:style>
    <style:style style:name="T6" style:family="text">
      <style:text-properties officeooo:rsid="0020ac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maxwell(8) random number generator</text:h>
      <text:p text:style-name="P7">Sandy Harris</text:p>
      <text:p text:style-name="P7">sandyinchina@gmail.com</text:p>
      <text:h text:style-name="Heading_20_2" text:outline-level="2">Abstract:</text:h>
      <text:p text:style-name="P23">I propose a demon process for use on Linux. It gathers entropy from timer calls, distills in into a concentrated form, and sends it to the kernel random(4) device. The program is small and does not require large resources. The entropy output is of high quality. The output rate varies with the parameters chosen; with the defaults it is about six kilobits per second, which is enough for many applications.</text:p>
      <text:h text:style-name="Heading_20_2" text:outline-level="2">Overview</text:h>
      <text:p text:style-name="Text_20_body">Random numbers are essential for most cryptographic applications, and several otherwise quite good cryptographic systems have been broken because they used inadequate random number generators. The standard reference is RFC 4086, Randomness Requirements for Security [1]. It includes the following text:</text:p>
      <text:p text:style-name="Quotations">At the heart of all cryptographic systems is the generation of secret, unguessable (i.e., random) numbers. The lack of generally available facilities for generating such random numbers (that is, the lack of general availability of truly unpredictable sources) forms an open wound in the design of cryptographic software. [1]</text:p>
      <text:p text:style-name="Text_20_body">However, generating good random numbers is often problematic. The same RFC also says:</text:p>
      <text:p text:style-name="Quotations">Choosing random quantities to foil a resourceful and motivated adversary is surprisingly difficult. This document points out many pitfalls … [1]</text:p>
      <text:p text:style-name="Text_20_body">I will not belabour these points here. I simply take it as given both that high-quality random numbers are important and that generating them can be rather a tricky proposition.</text:p>
      <text:h text:style-name="Heading_20_2" text:outline-level="2">The Linux random device</text:h>
      <text:p text:style-name="Text_20_body">Linux provides a random number generator in the kernel; it works by gathering entropy from kernel events, storing it in a pool, and hashing the pool to produce output. It acts as a device driver supporting two devices:</text:p>
      <text:list xml:id="list4783938412096749600" text:style-name="L1">
        <text:list-item>
          <text:p text:style-name="P9">/dev/random provides high-grade randomness for critical applications and will block (make the user wait) if the pool lacks entropy</text:p>
        </text:list-item>
        <text:list-item>
          <text:p text:style-name="P9">/dev/urandom never blocks (always gives output) but is only cryptographically strong, and does not give guaranteed entropy</text:p>
        </text:list-item>
      </text:list>
      <text:p text:style-name="P6"/>
      <text:p text:style-name="Text_20_body">The main documentation is the manual page, random(4); the source code also has extensive comments. <text:soft-page-break/>Archives of the Linux kernel mailing list and other lists have much discussion. A critique [16] of an earlier version has been published.</text:p>
      <text:p text:style-name="Text_20_body">In many situations, the kernel generator works just fine with no additional inputs. For example, a typical desktop system does not do a great deal of crypto, so the demands on the generator are not heavy. On the other hand, there are plenty of inputs – at least keyboard and mouse activity plus disk interrupts.</text:p>
      <text:p text:style-name="Text_20_body"><text:span text:style-name="T1">On other systems, however, the kernel generator may be starved for entropy. Consider a Kerberos server which hands out many tickets, or a system with many encrypted connections, whether Ipsec, SSH/TLS or SSH. It will need considerable randomness, but such servers often run headless – no keyboard or mouse – and entropy from disk events may be low. There may be a good deal of network </text:span>activity, but some of that may be monitored by an enemy, so it is not a completely trustworthy entropy source.</text:p>
      <text:p text:style-name="Text_20_body"><text:span text:style-name="T1">If the kernel generator runs low on entropy, then a program attempting to read /dev/random will block; the device driver will not respond until it has enough entropy so the user program must be made to wait. A program reading /dev/urandom will not block but it cannot be certain it is getting all the entropy it expects. The driver is cryptographically strong and the state is enormous, so there is good </text:span>reason to think the outputs will be of high quality; however, there is no longer a guarantee. Whichever device they read, programs and users relying on the kernel generator may encounter difficulties if the entropy runs low. Ideally, that would never happen.</text:p>
      <text:h text:style-name="Heading_20_2" text:outline-level="2">Problem statement</text:h>
      <text:p text:style-name="Text_20_body">The kernel generator provides an interface that allows an external program to provide it with additional entropy, to prevent any potential entropy shortage. The problem we want to solve here is to provide an appropriate program. The entropy volume need not be large, but the quality should be high.</text:p>
      <text:p text:style-name="Text_20_body">An essential requirement is that the program not overestimate the entropy it is feeding in, because sufficiently large mis-estimates repeated often enough could cause the kernel generator to misbehave. This would not be easy to do; that generator has a huge state and is quite resilient against small errors <text:span text:style-name="T1">of this type. However, frequent and substantial errors could compromise it.</text:span></text:p>
      <text:p text:style-name="Text_20_body">Underestimating entropy is much less dangerous than overestimating it. A low estimate will waste resources, reducing program efficiency. However, it cannot compromise security.</text:p>
      <text:p text:style-name="Text_20_body">I have written a demon program which I believe solves this problem. I wanted a name distinct from the existing “Timer entropy demon” [2], developed by Folkert van Heusden, so I named mine maxwell(8), after Maxwell's demon, an imaginary creature discussed by the great physicist James Clerk Maxwell. Unlike its namesake, however. my program does not create exceptions to the laws of thermodynamics.</text:p>
      <text:p text:style-name="P6"/>
      <text:h text:style-name="Heading_20_2" text:outline-level="2"><text:soft-page-break/>Existing generators</text:h>
      <text:p text:style-name="Text_20_body">There are several good ways to get randomness to feed into the kernel generator already. In many – probably even most – cases, one of these will be the best choice and my program will not be necessary. Each of them, however, has disadvantages as well, so I believe there is still a niche which a new program can fill.</text:p>
      <text:p text:style-name="P6"/>
      <text:p text:style-name="Text_20_body">Ideally, the system comes with a built-in hardware RNG and failing that, there are other good alternatives. I limit my discussion to three – Turbid, HAVEGE and Cryptlib – each of which has both Open Source code and a detailed design discussion document available. As I see it, those are minimum requirements for a system to inspire confidence.</text:p>
      <text:p text:style-name="P6"/>
      <text:p text:style-name="Text_20_body">Also, the authors of all those generators are affiliated with respectable research institutions and have PhDs and publications; this may not be an essential prerequisite for trusting their work, but it is definitely reassuring.</text:p>
      <text:h text:style-name="Heading_20_3" text:outline-level="3">Built-in hardware</text:h>
      <text:p text:style-name="Text_20_body">Where it is available, an excellent solution is to use a hardware RNG built into your system. Intelhave one in some of their chipsets, Via build one into some CPU models, and so on. If one is buying a server that will be used for crypto, insisting on a hardware RNG as part of your specification is completely reasonable.</text:p>
      <text:p text:style-name="Text_20_body">The main difficulty of with this method is that not all systems are equipped with these devices. You may not get to choose or specify the system you work on, so the one you have may lack a hardware RNG even if your applications really need one. Even if the device is present, there will not necessarily be a Linux driver available. In some cases, there might be deficiencies in the documentation required to write a driver, or in the design disclosure and analysis required before the device can be fully trusted. In short, this is usually the best choice when available, but it is not universally available.</text:p>
      <text:p text:style-name="Text_20_body">A true paranoid might worry about an intelligence agency secretly subverting such a device during the design process, but this is not a very realistic worry. For one thing, intelligence agencies no doubt have easier and more profitable targets to go after. Also, if the hardware RNG feeds into random(4) then – as long as there is some other entropy – the large driver state plus the complex mixing would make it extremely difficult to compromise that driver even with many of its inputs known. Adding a second good source of entropy – maxwell(8), Turbid or HAVEGE – makes an attack via RNG subversion utterly implausible.</text:p>
      <text:h text:style-name="Heading_20_3" text:outline-level="3">Turbid</text:h>
      <text:p text:style-name="Text_20_body">John Denker's Turbid – a demon for extracting entropy from a sound card or equivalent device, with no microphone attached – is another excellent choice. It can give thousands of output bytes per second, enough for almost any requirement.</text:p>
      <text:p text:style-name="Text_20_body"><text:soft-page-break/>Turbid is quite widely applicable; many motherboards include a sound device and on a server, this is often unused. Failing that, it may be possible to add a device either internally if the machine has a free slot or externally via a USB port. Turbid can also be used on a system which uses its sound card for sound. Add a second sound device; there are command-line options which will tell Turbid to use that, leaving the other card free for music, VoIP or whatever.</text:p>
      <text:p text:style-name="Text_20_body">The unique advantage of Turbid is that it provably delivers almost perfectly random numbers. Most other generators – including mine, random(4), and the others discussed in this section – estimate the randomness of their inputs. Sensible ones attempt to measure the entropy, and are very careful that their estimates are sufficiently conservative. They then demonstrate that, provided that the estimate is good, the output will be adequately random. This is a reasonable approach, but hardly optimal.</text:p>
      <text:p text:style-name="Text_20_body"><text:span text:style-name="T1">Turbid does something quite different. It measures physical properties of the sound device and uses arguments from physics to derive a lower bound on the Johnson-Nyquist noise [3] which must exist in the circuit. From that, and some mild assumptions about properties of the hash used, it gets a provable lower </text:span>bound on the output entropy. Parameters are chosen to make that bound 159.something bits per 160-bit SHA context. The documentation talks of “smashing it up against the asymptote”.</text:p>
      <text:p text:style-name="Text_20_body">However, Turbid also has disadvantages. It requires a sound card or equivalent, a condition that is easily satisfied on m<text:span text:style-name="T2">any</text:span> systems but may be impossible on some. Also, if the sound device is not already known to Turbid, then a measurement step is required before program parameters can be correctly set. These are analog measurements, something some users may find inconvenient.</text:p>
      <text:p text:style-name="Text_20_body">The Turbid web page [4] has links to the code and a detailed analysis.</text:p>
      <text:h text:style-name="Heading_20_3" text:outline-level="3">HAVEGE</text:h>
      <text:p text:style-name="Text_20_body">The HAVEGE (HArdware Volatile Entropy Gathering and Expansion) RNG gathers entropy from the internal state of a modern superscalar processor. There is a demon for Linux, haveged(8), which feeds into random(4).</text:p>
      <text:p text:style-name="Text_20_body">The great advantages of HAVEGE are that the output rate can be very high, up to hundreds of megabits a second, and that it requires no extra hardware – just the CPU itself. For applications which need such a rate, it may be the only solution unless the system has a very fast built-in hardware RNG.</text:p>
      <text:p text:style-name="P3">However, HAVEGE is not purely a randomness gatherer:</text:p>
      <text:p text:style-name="P8">HAVEGE combines entropy/uncertainty gathering from the architecturally invisible states of a modern superscalar microprocessor with a pseudo-random number generation [5] </text:p>
      <text:p text:style-name="P1">The “and Expansion” part of its name refers to a pseudo-random generator. Arguably, this makes HAVEGE less than ideal as source of entropy for pumping into random(4) because any pseudo-random generator falls short of true randomness, by definition. In this view one should either discard the “and Expansion” parts of HAVEGE and use only the entropy gathering parts, or use the whole thing but give less than 100% entropy credit.</text:p>
      <text:p text:style-name="Text_20_body">There is a plausible argument on the other side. Papers such as Yarrow [7] argue that a well-designed <text:soft-page-break/>and well-seeded PRNG can give output good enough for cryptographic purposes. If the PRNG output is effectively indistinguishable from random, then it is safe to treat it as random. The HAVEGE generator's state includes internal processor state not knowable by an opponent and moreover it is <text:span text:style-name="T1">continuously updated, so it appears to meet this criterion. The haveged(8) demon therefore gives full entropy credit for HAVEGE output.</text:span></text:p>
      <text:p text:style-name="Text_20_body">Another difficulty is that HAVEGE seems to be extremely hardware-specific. It requires a superscalar processor and relies on:</text:p>
      <text:p text:style-name="Quotations">a large number of hardware mechanisms that aim to improve performance: caches, branch predictors, … The state of these components is not architectural (i.e., the result of an ordinary application does not depend on it). [6]</text:p>
      <text:p text:style-name="Text_20_body">This will not work on a processor that is not superscalar, nor on one to which HAVEGE has not yet been carefully ported. <text:span text:style-name="T1">Porting HAVEGE to a new CPU looks difficult; it depends critically on “non-architectural” features.</text:span></text:p>
      <text:p text:style-name="Text_20_body">These are exactly the features most likely to be undocumented because programmers generally need only a reference to the architectural features, the ones that can affect “the result of an ordinary application”. These “non-architectural” aspects of a design are by definition exactly the ones which an engineer is free to change to get more speed or lower power consumption, or to save some transistors. Hence, they <text:span text:style-name="T1">are the ones most likely to be different if several manufacturers make chips for the same architecture, for example Intel, AMD and Via all building x86 chips or the many companies making ARM-based chips. They may even change from model to model within a single manufacturer's line; for example Intel's low power Atom is different internally from other Intel CPUs. On the other hand, HAVEGE does run on a number of different CPUs, so perhaps porting it actually simpler than it looks.</text:span></text:p>
      <text:p text:style-name="Text_20_body">HAVEGE, then, appears to be a fine solution on some CPUs, but it may be no solution at all on others.</text:p>
      <text:p text:style-name="Text_20_body">The HAVEGE web page [6] has links to both code and several academic papers on the system. The haveged(8) web page [15] has both rationale and code for that implementation.</text:p>
      <text:h text:style-name="Heading_20_3" text:outline-level="3">Cryptlib</text:h>
      <text:p text:style-name="Text_20_body">Peter Gutmann's Cryptlib includes a software RNG which gathers entropy by running Unix commands and hashing their outputs. The commands are things like ps(1) which, on a reasonably busy system, give changing output. The great advantage is that this is a pure software solution. It should run on more-or-less any system, and has been tested on many. It needs no special hardware.</text:p>
      <text:p text:style-name="Text_20_body">One possible problem is that the Cryptlib RNG is a large complex program, perhaps inappropriate for some systems. On the version I have (3.4.1), the random directory has just over 50,000 lines of code (.c .h and .s) in it, though of course much of that code is machine-specific and the core of the RNG is no doubt far smaller. Also the RNG program invokes many other processes so overall complexity and <text:span text:style-name="T1">overheads may be problematic on some systems.</text:span></text:p>
      <text:p text:style-name="Text_20_body">Also, the RNG relies on the changing state of a multi-user multi-process system. It is not clear how <text:soft-page-break/>well it will work on a dedicated system which may have no active users and very few processes.</text:p>
      <text:p text:style-name="Text_20_body">The Cryptlib website [8] has the code and one of Gutmann's papers [9] has a detailed rationale.</text:p>
      <text:h text:style-name="Heading_20_2" text:outline-level="2">Our niche</text:h>
      <text:p text:style-name="Text_20_body">Each of the alternatives listed above is a fine choice in many cases. Between them they provide quite a broad range of options. What is left for us?</text:p>
      <text:p text:style-name="Text_20_body">What we want to produce is a program with none of the limitations listed above. It should not impose any hardware requirements, such as</text:p>
      <text:list xml:id="list6600773850755249670" text:style-name="L2">
        <text:list-item>
          <text:p text:style-name="P10">requiring an on-board or external hardware RNG</text:p>
        </text:list-item>
        <text:list-item>
          <text:p text:style-name="P10">requiring a sound card or equivalent device like Turbid</text:p>
        </text:list-item>
        <text:list-item>
          <text:p text:style-name="P10">requiring certain CPUs as HAVEGE seems to</text:p>
        </text:list-item>
      </text:list>
      <text:p text:style-name="Text_20_body">Nor should it be a large complex program, or invoke other processes, as the Cryptlib RNG does.</text:p>
      <text:p text:style-name="P14">Our goal is the smallest simplest program that gives good entropy. I do at least get close to this; the <text:span text:style-name="T1">compiled program is small, resource usage is low, and output quality is high.</text:span></text:p>
      <text:h text:style-name="Heading_20_3" text:outline-level="3">Choice of generator</text:h>
      <text:p text:style-name="Text_20_body">In the most conservative view, only a generator whose inputs are from some inherently random process such as radioactive decay or Johnson-Nyquist circuit noise should be trusted – either an on-board hardware RNG or Turbid. In this view other generators – random(4), maxwell(8), HAVEGE, Cryptlib, Yarrow, Fortuna, … – are all in effect using system state as a pseudo-random generator, so they cannot be fully trusted.</text:p>
      <text:p text:style-name="P1">Taking a broader view, any well-designed generator can be used so all those discussed <text:span text:style-name="T1">here are usable in some cases; the problem is to choose among them. If there is a hardware RNG on your board, or HAVEGE runs on your CPU, or you have a sound device free for Turbid – that is the clearly the generator to use. Any of these can give large amounts of highgrade entropy for little resource cost. If two of them are available, consider using both.</text:span></text:p>
      <text:p text:style-name="Text_20_body">If none of those is easily available, the choice is more difficult. It is possible to use maxwell(8) in all cases, but using the Cryptlib RNG or adding a device for Turbid should also be considered. In some situations, using an external hardware RNG is worth considering as well.</text:p>
      <text:h text:style-name="P34" text:outline-level="3">Applications for maxwell(8)</text:h>
      <text:p text:style-name="Text_20_body">There are several situations where maxwell(8) can be used:</text:p>
      <text:list xml:id="list5640086624371233056" text:style-name="L3">
        <text:list-item>
          <text:p text:style-name="P15">where the generators listed above are, for one reason or another, not usable</text:p>
        </text:list-item>
        <text:list-item>
          <text:p text:style-name="P15">when using one of the above generators would be expensive or inconvenient.</text:p>
        </text:list-item>
        <text:list-item>
          <text:p text:style-name="P15"><text:span text:style-name="T3">As </text:span>a second generator run in parallel with any of the above, for safety if the other fails</text:p>
        </text:list-item>
        <text:list-item>
          <text:p text:style-name="P15">when another generator is not fully trusted (“Have the NSA got to Intel?” asks the paranoid)</text:p>
        </text:list-item>
        <text:list-item>
          <text:p text:style-name="P15">whenever a few kilobits a second is clearly enough</text:p>
        </text:list-item>
      </text:list>
      <text:p text:style-name="Text_20_body">There are three main applications:</text:p>
      <text:list xml:id="list169292117716399468" text:style-name="L4">
        <text:list-item>
          <text:p text:style-name="P13">Using any generator alone gives a system with a single point of failure. Using two is a sensible safety precaution in most cases, and maxwell(8) is cheap enough to be quite suitable as the second, whatever is used as the first.</text:p>
        </text:list-item>
        <text:list-item>
          <text:p text:style-name="P13">With the -f or -g option, maxwell(8) runs faster and stops after a fixed amount of output. This is suitable for filling up the entropy pool at boot time, or before some randomness-intensive action such as generating a large PGP key.</text:p>
        </text:list-item>
        <text:list-item>
          <text:p text:style-name="P13">maxwell(8) can be used even on a very limited system – an embedded controller, a router, a plug computer, a Linux cell phone, ... Some of these may not have the a hardware RNG, or a sound device that can be used for Turbid, or a CPU that supports HAVEGE. The Cryptlib RNG is not an attractive choice for a system with limited resources and perhaps a cut-down version of Linux that lacks many of the programs that the RNG program calls. In such cases, maxwell(8) may be the only reasonable solution.</text:p>
        </text:list-item>
      </text:list>
      <text:p text:style-name="Text_20_body">More than one copy of maxwell(8) can be used. The computer I am writing this on uses haveged(8) with maxwell -z (slow but sure) as a second entropy source and maxwell -g for initialisation. This is overkill on a desktop system – probably any of the three would be enough. However, something like that might be exactly what is needed on a busy server.</text:p>
      <text:h text:style-name="Heading_20_2" text:outline-level="2">Design overview</text:h>
      <text:p text:style-name="Text_20_body">The old joke “Good, fast, cheap – pick any two.” applies here, with:</text:p>
      <text:list xml:id="list2936355414467880139" text:style-name="L5">
        <text:list-item>
          <text:p text:style-name="P11">good <text:s/>== excellent randomness</text:p>
        </text:list-item>
        <text:list-item>
          <text:p text:style-name="P11">fast <text:s text:c="3"/>== high volume output</text:p>
        </text:list-item>
        <text:list-item>
          <text:p text:style-name="P11">cheap == a small simple program</text:p>
        </text:list-item>
      </text:list>
      <text:p text:style-name="Text_20_body">I choose good and cheap. We want excellent randomness from a small simple program; I argue that not only is this is achievable but my program actually achieves it.</text:p>
      <text:p text:style-name="Text_20_body"><text:soft-page-break/>Choosing good and cheap implies not fast. Some of the methods mentioned above are extremely fast; we cannot hope to compete, and do not try.</text:p>
      <text:h text:style-name="Heading_20_3" text:outline-level="3">Randomness requirements</text:h>
      <text:p text:style-name="Text_20_body">Extremely large amounts of random material are rarely necessary. The RFC has:</text:p>
      <text:p text:style-name="Quotations"><text:span text:style-name="T1">How much unpredictability is needed? Is it possible to quantify the requirement in terms of, say, number of random bits per second? The answer is that not very much is needed. ... even the highest security system is unlikely to require strong keying material of much over 200 bits. If a series of keys is needed, they can </text:span>be generated from a strong random seed (starting value) using a cryptographically strong sequence ... A few hundred random bits generated at start-up or once a day is enough if such techniques are used. … [1]</text:p>
      <text:p text:style-name="Text_20_body">There are particular cases where a large burst is needed; for example, to generate a PGP key, one needs a few K bits of top-grade randomness. However, in general even a system doing considerable crypto will not need more than a few hundred bits per second of new entropy.</text:p>
      <text:p text:style-name="Text_20_body">For example, if a system supports 300 connections and rekeys each of them every 20 minutes, then it will do 900 rekeys an hour, one every four seconds on average. In general, session keys need only a few hundred bits and can get those from /dev/urandom. Even if each rekey needed 2048 bits and for some reason it needed the quality of /dev/random, the kernel would need only 512 bits of input entropy <text:span text:style-name="T1">per second to keep up.</text:span></text:p>
      <text:p text:style-name="Text_20_body">This would indicate that maxwell(8) needs to produce a few hundred bits per second. In fact, it gives an order of magnitude more, a few K bits per second. Details are in the “Resources and speed” section.</text:p>
      <text:h text:style-name="Heading_20_3" text:outline-level="3">Timer entropy</text:h>
      <text:p text:style-name="Text_20_body">The paper “Analysis of inherent randomness of the Linux kernel” [10] includes tests of how much randomness one gets from various simple sequences. The key result for our purposes is that (even with interrupts disabled) just:</text:p>
      <text:list xml:id="list873064702984710561" text:style-name="L6">
        <text:list-item>
          <text:p text:style-name="P16">doing usleep(100), which gives a 100 µs delay</text:p>
        </text:list-item>
        <text:list-item>
          <text:p text:style-name="P16">doing a timer call</text:p>
        </text:list-item>
        <text:list-item>
          <text:p text:style-name="P16">taking the low bit of timer data</text:p>
        </text:list-item>
      </text:list>
      <text:p text:style-name="P6"/>
      <text:p text:style-name="Text_20_body">gives over 7.5 bits of measured entropy per output byte, nearly one bit per sample.</text:p>
      <text:p text:style-name="Text_20_body">Both the inherent randomness [10] and the HAVEGE [5] papers also discuss sequences of the type:</text:p>
      <text:list xml:id="list661897674157467956" text:style-name="L7">
        <text:list-item>
          <text:p text:style-name="P12">timer call</text:p>
        </text:list-item>
        <text:list-item>
          <text:p text:style-name="P12">some simple arithmetic</text:p>
        </text:list-item>
        <text:list-item>
          <text:p text:style-name="P12">timer call</text:p>
        </text:list-item>
        <text:list-item>
          <text:p text:style-name="P12"><text:soft-page-break/>take the difference of the two timer values</text:p>
        </text:list-item>
      </text:list>
      <text:p text:style-name="Text_20_body">They show that there is also entropy in these. The time for even a simple set of operations can vary depending on things like cache and TLB misses, interrupts, and so on.</text:p>
      <text:p text:style-name="P6"/>
      <text:p text:style-name="Text_20_body">There appears to be enough entropy in these simple sequences – either usleep() calls or arithmetic – to drive a reasonable generator. That is the basic idea behind maxwell(8). The sequence used in maxwell(8) interleaves usleep() calls with arithmetic, so it gets entropy from both timer jitter and differences in time for arithmetic.</text:p>
      <text:p text:style-name="Text_20_body">On the other hand, considerable caution is required here. The RFC has:</text:p>
      <text:p text:style-name="Quotations">Computer clocks and similar operating system or hardware values, provide significantly fewer real bits of unpredictability than might appear from their specifications. Tests have been done on clocks on numerous systems, and it was found that their behavior can vary widely and in unexpected ways. ... [1]</text:p>
      <text:p text:style-name="Text_20_body"><text:span text:style-name="T1">My design is conservative. For each 32-bit output, it uses at least 48 clock samples, so if there is 2/3 of a bit of entropy per sample then the output has 32 bits. Then it tells random(4) there are 30 bits of entropy per output delivered. If that is not considered safe enough, command-line options allow the administrator to increase the number of samples per output (-p) or to reduce the amount of entropy </text:span>claimed (-c) per output.</text:p>
      <text:p text:style-name="Text_20_body">maxwell(8) uses a modulo operation rather than masking to extract bits from the timer, so more than one bit per sample is possible. This technique also helps with some of the possible oddities in clocks which the RFC points out:</text:p>
      <text:p text:style-name="Quotations">One version of an operating system running on one set of hardware may actually provide, say, microsecond resolution in a clock, while a different configuration of the "same" system may always provide the same lower bits and only count in the upper bits at much lower resolution. This means that successive reads of the clock may produce identical values even if enough time has passed that the value "should" change based on the nominal clock resolution. [1]</text:p>
      <text:p text:style-name="Text_20_body">Taking only the low bits from such a clock is problematic. However, extracting bits with a modulo operation gives a change in the extracted sample whenever the upper bits change.</text:p>
      <text:h text:style-name="Heading_20_3" text:outline-level="3">Keeping it small</text:h>
      <text:p text:style-name="Text_20_body">Many RNGs use a cryptographic hash, typically SHA-1, to mix and compress the bits. This is the standard way to distill a lot of somewhat random input into a smaller amount of extremely random output. Seeking a small program, I dispense with the hash. I mix just the input data into a 32-bit word, and output that word when it has enough entropy. Details of the mixing are in a later section.</text:p>
      <text:p text:style-name="Text_20_body">I also do not use S-boxes, although those can be a fine way to mix data in some applications and are a staple in block cipher design. Seeking a small program, I do not want to pay the cost of S-box storage.</text:p>
      <text:p text:style-name="P6"><text:soft-page-break/></text:p>
      <text:p text:style-name="Text_20_body">In developing this program I looked <text:span text:style-name="T3">at </text:span>an existing “Timer entropy demon”[2], developed by Folkert van Heusden. It is only at version 0.1. I did borrow a few lines of code from that program, but the approach I took was quite different, so nearly all the code is as well.</text:p>
      <text:p text:style-name="P2">The timer entropy demon uses floating point math in some of its calculations. It collects data in a substantial buffer, 2500 bytes, goes through a calculation to estimate the entropy, then pushes the whole load of buffered data into random(4). My program does none of those things. maxwell(8) uses no buffer, no hashing, and no S-boxes, only a dozen or so 32-bit variables in various functions. It mixes the input data into one of those variables until it contains enough concentrated entropy, then transfers 32 bits into the random device. <text:span text:style-name="T3">Maxwell's entropy estimation is all done at design time; there is no need to calculate estimates during program operation.</text:span></text:p>
      <text:p text:style-name="P4">A facility is provided for a cautious system administrator, or someone whose system shows poor entropy in testing, to override my estimates at will, using command-line options, -p (paranioa) to make the program use more samples per output or -c (claim) to change the amount of entropy it tells random(4) that it is delivering. However, even then no entropy estimation is done during actual entropy collection; the user's changes are put into effect when the program is invoked.</text:p>
      <text:p text:style-name="Text_20_body">It is possible that my current program's method of doing output – 32 bits at a time with a write() to deliver the data and an ioctl() to update the entropy estimate each time – is inefficient. I have not yet looked at this issue. If it does turn out to be a problem, it would be straightforward to add buffering so that the program can do its output in fewer and larger chunks.</text:p>
      <text:p text:style-name="Text_20_body">The program is indeed small, under 500 lines in the main program and under 2000 overall. SHA-1 alone is larger than that, over 7000 lines in the implementation Turbid uses; no doubt this could be reduced, but it could not become tiny. Turbid as a whole is over 20,000 lines and the Cryptlib RNG over 50,000.</text:p>
      <text:h text:style-name="Heading_20_2" text:outline-level="2">The user interface</text:h>
      <text:p text:style-name="Text_20_body">The program maxwell(8) is a standard sort of Unix program. It comes with a man(1) page as the main documentation and the user can control its operation using command-line options.</text:p>
      <text:p text:style-name="P17"><text:span text:style-name="T1">It is also uses the Unix notion that the privileged user root has the special user ID 0. Only root is allowed to change the Linux kernel estimate of available entropy. The program checks whether it is running as root; if so, it updates the kernel entropy estimate after each output. If the program is run by a non-root user, it generally emits an error message and quits. With various </text:span>options intended for testing, it will run as non-root and write test data to standard out. Allowing nonroot users to run the program with non-testing options does not seem useful since only root can update the kernel entropy counter.</text:p>
      <text:p text:style-name="P24">The program provides options which give the user considerable control over its operation. Quoting the manual page:</text:p>
      <text:p text:style-name="P22">Four options with numeric arguments allow changing the parameters <text:span text:style-name="T1">with which the program runs. These may be omitted, in which case default values are used.</text:span></text:p>
      <text:p text:style-name="P22">The numeric arguments are required, and must be in the range 0-999.</text:p>
      <text:p text:style-name="P22">-c n</text:p>
      <text:p text:style-name="P22">Claim, how much entropy do we tell random(4) we are giving it per 32-bit output? Legal values are 0 to 32. Anything &gt; 32 sets it to 32.</text:p>
      <text:p text:style-name="P22">Default 30.</text:p>
      <text:p text:style-name="P22">-d n</text:p>
      <text:p text:style-name="P22">Delay, microseconds between timer samples.</text:p>
      <text:p text:style-name="P22">Default is 97.</text:p>
      <text:p text:style-name="P22">-p n</text:p>
      <text:p text:style-name="P22">Paranoia, affects how much looping is done before each output. Number of loops is 2p + 3. Each loop collects sixteen timer samples for entropy.</text:p>
      <text:p text:style-name="P22">Default is p = 0 which gives three loops.</text:p>
      <text:p text:style-name="P22">-s n</text:p>
      <text:p text:style-name="P22">Stop after n kilobits of output.</text:p>
      <text:p text:style-name="P22">Default is for the program to continue indefinitely.</text:p>
      <text:p text:style-name="P22">The above options may be combined at will.</text:p>
      <text:p text:style-name="Text_20_body">That is the basic control interface; it lets the user change anything he or she is allowed to change, short of modifying the source code and re-compiling.</text:p>
      <text:p text:style-name="Text_20_body">However, it is not the whole interface. The manual page continues:</text:p>
      <text:p text:style-name="Text_20_body">Additional options are provided for convenience. They are <text:span text:style-name="T1">a handy way to get a useful combination of options. These options must be used alone; they may not be combined either with each other or with the options listed above.</text:span></text:p>
      <text:p text:style-name="Text_20_body">Two are intended for use at startup, to quickly fill up the entropy pool. They use smaller delay values, so they are faster. The<text:span text:style-name="T4">y</text:span> claim less entropy so that random(4) will accept their output more quickly. Both stop after a fixed amount of output, but they <text:span text:style-name="T1">use different amounts.</text:span></text:p>
      <text:p text:style-name="P22">-f<text:tab/>equivalent to<text:tab/><text:tab/>-d 41 -c 16 -s 8</text:p>
      <text:p text:style-name="P22">-g<text:tab/><text:tab/><text:tab/><text:tab/>-d 43 -c 16 -s 16</text:p>
      <text:p text:style-name="Text_20_body"><text:soft-page-break/>Three are intended to let a cautious system administrator run a more conservative version of the daemon. They use higher paranoia settings.</text:p>
      <text:p text:style-name="P22">-x<text:tab/>equivalent to<text:tab/><text:tab/>-d 103 -p 2</text:p>
      <text:p text:style-name="P22">-y<text:tab/><text:tab/><text:tab/><text:tab/>-d 107 -p 3</text:p>
      <text:p text:style-name="P22">-z<text:tab/><text:tab/><text:tab/><text:tab/>-d 109 -p 4</text:p>
      <text:p text:style-name="Text_20_body">Each of -f, -g, -x, -y, -z, and the default with no options uses a different prime number for the wait.</text:p>
      <text:p text:style-name="Text_20_body">The reduced entropy claim (-c 16) for the -f and -g options does have the effect of making the situation safe even if there are as few as six bits of entropy per 16 samples, since three loops at six bits each <text:span text:style-name="T1">gives more than 16 bits output entropy.</text:span></text:p>
      <text:p text:style-name="Text_20_body">However, that is not its main purpose here. Even with these options, maxwell(8) is still intended to deliver 32 bits of entropy each time. We tell random(4) it is delivering less to trick that driver into accepting more of our output. Underestimating entropy can do no harm and here it does some good. If random(4) estimates that it needs n bits of entropy, it takes 2n bits of our output.</text:p>
      <text:p text:style-name="Text_20_body">There are additional options used only for testing; these are discussed in the “Testing” section below.</text:p>
      <text:h text:style-name="Heading_20_2" text:outline-level="2">Program details</text:h>
      <text:p text:style-name="Text_20_body">This section describes the program in more detail. It is organised bottom-up, starting with the collection of individual entropy samples, moving up to look at the mixing methods, and finally looking at the global questions of parameter choices.</text:p>
      <text:h text:style-name="Heading_20_3" text:outline-level="3">Sampling the timer</text:h>
      <text:p text:style-name="Text_20_body">The clock_gettime(2) function fills a structure with two values, one for seconds and one for nanoseconds. I have a generic function for extracting a few bits of entropy from a timer: tmod(m) returns the total timer value (sec*1000000000+nsec) modulo m, taking care to avoid arithmeticoverflow.</text:p>
      <text:p text:style-name="Text_20_body">Using a modulo operation is greatly preferable to using masking to extract some low bits, because it allows all bits in the input to affect the output. Similarly, when only a single output bit is needed, taking the parity is preferable to x&amp;1 because all input bits affect the parity.</text:p>
      <text:p text:style-name="Text_20_body">There are several functions based on the generic tmod(m) above.</text:p>
      <text:list xml:id="list3378484758172419053" text:style-name="L8">
        <text:list-item>
          <text:p text:style-name="P18">t5() and t255() just return tmod(5) and tmod(255), the timer value modulo 5 or 255.</text:p>
        </text:list-item>
        <text:list-item>
          <text:p text:style-name="P18">t7() and t31() return tmod(7)+1 and tmod(31)+1, so they always give non-zero values</text:p>
        </text:list-item>
      </text:list>
      <text:p text:style-name="Text_20_body">The ones that return non-zero are more convenient for use in the next level up. Mixing in a non-zero <text:span text:style-name="T1">value always produces some change. Of course making them return non-zero neither adds nor loses entropy; it only converts the range from 0 to x-1 to 1 to x.</text:span></text:p>
      <text:p text:style-name="Text_20_body"><text:soft-page-break/>There are also generic versions of these functions – gmod(m), g5(), g7(), g31() and g255() – using the Unix standard microsecond timer instead of the nanosecond timer provided by the Linux realtime library. maxwell(8) as released does not use these; they are provided only for convenience if the code needs to be ported.</text:p>
      <text:h text:style-name="Heading_20_3" text:outline-level="3">Basic mixing</text:h>
      <text:p text:style-name="P6">The basic operation for mixing a timer sample into a 32-bit word is:</text:p>
      <text:p text:style-name="P6"/>
      <text:p text:style-name="P28"><text:span text:style-name="T1"><text:tab/>a += ( t31() * mul ) ;</text:span></text:p>
      <text:p text:style-name="P28"/>
      <text:p text:style-name="Text_20_body">The original version used t7(); I changed it to t31() because this allows for more entropy per sample <text:span text:style-name="T1">and there is reason to think there might be enough entropy for this to matter. See discussion under “Testing” below. If there is actually only a bit or two, using t31() does no harm.</text:span></text:p>
      <text:p text:style-name="Text_20_body">I considered using t255() because some tests indicated there might be enough entropy to justify that. However, I am skeptical that timer calls can actually give that much entropy; if they do then t31() throws a little of it away but gives better-mixed output. This seemed a reasonable tradeoff.</text:p>
      <text:p text:style-name="Text_20_body">The multiplication is there to spread the bits around. In Shannon's terms [14], the t31() call provides confusion and the multiplication provides diffusion. Using a += t31() only a few bits are changed; with the multiplication, more bits are changed. With t31() always returning non-zero, every sample gives some change.</text:p>
      <text:p text:style-name="Text_20_body">With the -digit testing options, mul=1. The intent is to test the input entropy, with little mixing. In all other cases, mul is set to the constant MUL. MUL is chosen to spread the input bits out; it is declared as follows:</text:p>
      <text:p text:style-name="P30">/*</text:p>
      <text:p text:style-name="P30">constant for multiplications</text:p>
      <text:p text:style-name="P30">11, 37 and 71 are 3, 5 and 7 mod 8</text:p>
      <text:p text:style-name="P30">so they all give some mixing in the low bits</text:p>
      <text:p text:style-name="P30">and they each do it differently</text:p>
      <text:p text:style-name="P30">*/</text:p>
      <text:p text:style-name="P30">#define MUL (71+ (37&lt;&lt;12)+ (11&lt;&lt;19))</text:p>
      <text:p text:style-name="P6"/>
      <text:p text:style-name="Text_20_body">The idea is that between the multiplication and carries, a single input sample can affect many bits of the variable a. The shifts are chosen so that many bits are affected – the 71 can affect bits 0 to 11, 37 bits 12-22, and 11 bits 19-27 – and even if t31() were replaced with t255(), the multiplication would not overflow the 32-bit word a.</text:p>
      <text:h text:style-name="P34" text:outline-level="3">The loop structure</text:h>
      <text:p text:style-name="Text_20_body">The next level up has a loop that collects 16 samples and mixes them into a 32-bit word:</text:p>
      <text:p text:style-name="P30">// get 16 samples for entropy</text:p>
      <text:p text:style-name="P30">for( j = 0 ; j &lt; 16 ; j ++)</text:p>
      <text:p text:style-name="P30">{</text:p>
      <text:p text:style-name="P30"><text:tab/>usleep(delay) ;</text:p>
      <text:p text:style-name="P30"><text:tab/>// mix in a sample</text:p>
      <text:p text:style-name="P30"><text:tab/>a += ( t31() * mul ) ;</text:p>
      <text:p text:style-name="P30"><text:tab/>// rotate left by two bits</text:p>
      <text:p text:style-name="P30"><text:tab/>...</text:p>
      <text:p text:style-name="P30">}</text:p>
      <text:p text:style-name="P32"/>
      <text:p text:style-name="P6">The rotation ensures that each sample affects different bits of the variable a.</text:p>
      <text:p text:style-name="P6"/>
      <text:p text:style-name="P6">The user can set any value he or she chooses for delay with the -d (delay) command-line option. Other ways of invoking the program – with no options, or with -f, -g, -x, -y or -z – each set the value to a different prime number. Using different numbers helps ensure that if several copies of the program are run simultaneously, each behaves somewhat differently.</text:p>
      <text:p text:style-name="P6"/>
      <text:p text:style-name="P6">The get-sixteen-samples loop is inside a get-enough-samples loop:</text:p>
      <text:p text:style-name="P6"/>
      <text:p text:style-name="P30">for( i = 0 ; i &lt; loops ; i++)<text:tab/><text:tab/>{</text:p>
      <text:p text:style-name="P30"><text:tab/>// get 16 samples for entropy</text:p>
      <text:p text:style-name="P30"><text:tab/>for( j = 0 ; j &lt; 16 ; j++ )<text:tab/>{</text:p>
      <text:p text:style-name="P30"><text:tab/><text:tab/>...</text:p>
      <text:p text:style-name="P30"><text:tab/><text:tab/>// rotate left by two bits</text:p>
      <text:p text:style-name="P30"><text:tab/><text:tab/>...</text:p>
      <text:p text:style-name="P30"><text:tab/><text:tab/>}</text:p>
      <text:p text:style-name="P30"><text:tab/>// rotate left one bit</text:p>
      <text:p text:style-name="P30"><text:tab/>...</text:p>
      <text:p text:style-name="P30"><text:tab/>}</text:p>
      <text:p text:style-name="P30"/>
      <text:p text:style-name="P6">The value of loops is a critical security parameter. The default, and the minimum the program allows (except in testing), is three. Analysis below will show that this is a reasonable choice. It is safe if we get 11 or more bits of entropy per 16 samples, since 3*11&gt;32. The user can adjust this with the -p (paranoia) command line option. This is discussed in more detail later.</text:p>
      <text:p text:style-name="P6"/>
      <text:p text:style-name="P6">The get-enough-samples loop is inside the main loop, which (ignoring some complications used only for testing) is:</text:p>
      <text:p text:style-name="P6"/>
      <text:p text:style-name="P30">for( out = 0 ; (limit == 0) || (out &lt; limit) ; out++) {</text:p>
      <text:p text:style-name="P30"><text:tab/>// initialise with a somewhat random constant</text:p>
      <text:p text:style-name="P30"><text:tab/>a = sha_c[t5()] ;</text:p>
      <text:p text:style-name="P30"><text:tab/>// sample &amp; mix</text:p>
      <text:p text:style-name="P30"><text:tab/>for( i = 0 ; i &lt; loops ; i++)<text:tab/><text:tab/>{</text:p>
      <text:p text:style-name="P30"><text:tab/><text:tab/>...</text:p>
      <text:p text:style-name="P30"><text:tab/>}</text:p>
      <text:p text:style-name="P30"><text:tab/>// output 32 bits</text:p>
      <text:p text:style-name="P30"><text:tab/>...</text:p>
      <text:p text:style-name="P30">}</text:p>
      <text:p text:style-name="P6"/>
      <text:p text:style-name="Text_20_body">By default, limit is zero and the program loops forever. However, a command line option allows the <text:span text:style-name="T1">user to change that. For example, with -d 6, the program exits after outputting 6 kilobits.</text:span></text:p>
      <text:p text:style-name="Text_20_body"><text:soft-page-break/>The initialisation of a randomly selects one of the five 32-bit constants which SHA-1 uses to initialise its 160-bit state. This is not essential; I just use a = sha_c[t5()] instead of a = 0 because I can. The extra cost is tiny, it can do no harm, and it might do some good.</text:p>
      <text:h text:style-name="Heading_20_3" text:outline-level="3">Output</text:h>
      <text:p text:style-name="Text_20_body">The section of code that does the actual output (again ignoring complications used only in testing) looks like this:</text:p>
      <text:p text:style-name="P30">// mix thoroughly</text:p>
      <text:p text:style-name="P30">a = qht(a) ;</text:p>
      <text:p text:style-name="P30">// output 32 bits</text:p>
      <text:p text:style-name="P30">if( (ret = write(output, &amp;a, 4)) != 4)</text:p>
      <text:p text:style-name="P30"><text:tab/>error_exit("output write failed") ;</text:p>
      <text:p text:style-name="P30">// update entropy estimate</text:p>
      <text:p text:style-name="P30">if( (ioctl(output, RNDADDTOENTCNT, claim)) == -1)</text:p>
      <text:p text:style-name="P30"><text:tab/>message("ioctl() failed") ;</text:p>
      <text:p text:style-name="P6"/>
      <text:p text:style-name="Text_20_body">By default, claim is 30, but it can be set to any value 0-32 with the -c command-line option. Making the <text:span text:style-name="T1">default less than 32 is a safety measure. The program is designed to give 32 bits of entropy per output, but it tells random(4) it is only delivering 30.</text:span></text:p>
      <text:h text:style-name="Heading_20_3" text:outline-level="3">The quasi-Hadamard transform</text:h>
      <text:p text:style-name="P6">Just before the output, there is a call to qht(a):</text:p>
      <text:p text:style-name="P6"/>
      <text:p text:style-name="P30">// mix thoroughly</text:p>
      <text:p text:style-name="P30">a = qht(a) ;</text:p>
      <text:p text:style-name="P30">// send 32 bits to /dev/random</text:p>
      <text:p text:style-name="P6"/>
      <text:p text:style-name="Text_20_body">QHT is a new construction which I call the quasi-Hadamard transform. It is intended to mix its 32-bit <text:span text:style-name="T1">input quite thoroughly, to make every bit of the output depend on every bit of input.</text:span></text:p>
      <text:p text:style-name="Text_20_body">The QHT is based on the pseudo-Hadamard transform (PHT) , which was first used in the SAFER ciphers [11] and has since been used in others such as Twofish [12]. A two-way PHT can be described as:</text:p>
      <text:p text:style-name="P30">x=a+b</text:p>
      <text:p text:style-name="P30">y = a + 2b</text:p>
      <text:p text:style-name="P30">a=x</text:p>
      <text:p text:style-name="P30">b=y</text:p>
      <text:p text:style-name="P6"/>
      <text:p text:style-name="Text_20_body">but a better implementation is:</text:p>
      <text:p text:style-name="P30">a += b</text:p>
      <text:p text:style-name="P30">b += a</text:p>
      <text:p text:style-name="P6"/>
      <text:p text:style-name="Text_20_body">which does the operations in place, and eliminates the two intermediate variables and the multiplication <text:span text:style-name="T1">by two.</text:span></text:p>
      <text:p text:style-name="Text_20_body">The QHT is just like the PHT except that it uses IDEA [13] multiplication instead of addition; it <text:span text:style-name="T1">calculates ab instead of a+b and ab2 instead of a+2b. Like the PHT, it is invertible; it loses no </text:span><text:soft-page-break/><text:span text:style-name="T1">information.</text:span></text:p>
      <text:p text:style-name="Text_20_body">The preferred implementation, using * for IDEA multiplication, is:</text:p>
      <text:p text:style-name="P30">a *= b</text:p>
      <text:p text:style-name="P30">b *= a</text:p>
      <text:p text:style-name="P6"/>
      <text:p text:style-name="Text_20_body">This avoids using intermediate variables and having to square b, so it is somewhat more efficient than a <text:span text:style-name="T1">naïve implementation.</text:span></text:p>
      <text:p text:style-name="Text_20_body">Because IDEA multiplication makes every bit of its 16-bit output depend on all bits of its two 16-bit <text:span text:style-name="T1">inputs, the QHT makes each of its 32 output bits depend on all 32 input bits.</text:span></text:p>
      <text:p text:style-name="Text_20_body">This is exactly what we need at this point in the program, to ensure that the data is well mixed before it is sent to the random(4) driver. The loops acquire enough entropy and do some mixing; this is the final more thorough mixing.</text:p>
      <text:h text:style-name="Heading_20_2" text:outline-level="2">Testing</text:h>
      <text:p text:style-name="P6">There are some test options built into maxwell(8). Quoting the man(1) page:</text:p>
      <text:p text:style-name="P6"/>
      <text:p text:style-name="P30">Other options are provided for testing.</text:p>
      <text:p text:style-name="P30"/>
      <text:p text:style-name="P30">Two of these use default parameters, except that they send output to standard</text:p>
      <text:p text:style-name="P30">out instead of to /dev/random.</text:p>
      <text:p text:style-name="P30"/>
      <text:p text:style-name="P30"><text:tab/>-m<text:tab/>Produce one megabit of test output.</text:p>
      <text:p text:style-name="P30"><text:tab/>-t<text:tab/>Produce test output indefinitely.</text:p>
      <text:p text:style-name="P30"/>
      <text:p text:style-name="P30"><text:tab/>-&lt;digit&gt;</text:p>
      <text:p text:style-name="P30"><text:tab/>This runs the given number of loops, where any other combination of options <text:tab/>runs at least three. It also omits the extra mixing normally done outside <text:tab/>the loop. It stops after a megabit of output.</text:p>
      <text:p text:style-name="P6"/>
      <text:p text:style-name="P6">Running maxwell -1 tests the bottom-level mixing. It does exactly one of maxwell's loops, collecting 16 samples, using only minimal mixing (a = t31() and the two-bit rotations but no multiplication or qht()), and outputting a 32-bit word to standard out.</text:p>
      <text:p text:style-name="P5">There are additional test programs as well.</text:p>
      <text:p text:style-name="P6"/>
      <text:p text:style-name="Text_20_body">test.sam tests the entropy sampling. It takes timer samples exactly as maxwell does, but uses none of the mixing code. It just outputs each sample in a byte field. The goal is to test whether there is enough input entropy and this is best done without mixing.</text:p>
      <text:p text:style-name="Text_20_body">With test.sam -g, the program uses gettimeofday(2) rather than clock_gettime(2), that is it gets data <text:span text:style-name="T1">from a microsecond resolution timer rather than nanosecond. As released, maxwell uses the nanosecond timer. This test is there to cover the case of a system lacking the realtime libraries, where the program might be modified to use the microsecond timer.</text:span></text:p>
      <text:p text:style-name="Text_20_body">The test programs. test.mix.c and test.qht.c test parts of maxwell(8) which test.sam and maxwell -t i<text:span text:style-name="T5">g</text:span>nore. They collect no entropy samples at all; they just use a counter in place of sampling.</text:p>
      <text:p text:style-name="Text_20_body"><text:span text:style-name="T1">test.mix.c just makes three loops of 16 samples each where a sample is a counter modulo 31. ent(1) reports 6.4 bits per output byte for this, remarkably high for something that repeats itself every 48*31 output words. This indicates that the maxwell(8) mixing using multiplications and shifts is effective.</text:span></text:p>
      <text:p text:style-name="Text_20_body"><text:span text:style-name="T1">test.qht.c tests the final mixing with qht(). The main loop is:</text:span></text:p>
      <text:p text:style-name="P30">// test outer loop of maxwell</text:p>
      <text:p text:style-name="P30">for( i = 0 ; i &lt; LIMIT ; i++ ) {</text:p>
      <text:p text:style-name="P30"><text:tab/>// all the sampling replaced</text:p>
      <text:p text:style-name="P30"><text:tab/>a = qht(i) ;</text:p>
      <text:p text:style-name="P30"><text:tab/>// write to stdout</text:p>
      <text:p text:style-name="P30"><text:tab/>write(1, &amp;a, 4) ;</text:p>
      <text:p text:style-name="P30">}</text:p>
      <text:p text:style-name="P32"/>
      <text:p text:style-name="Text_20_body">In principle, this program has no entropy at all, just the counter which is completely predictable. <text:span text:style-name="T1">However, ent(1) reports 7.95 bits per output byte. This is an excellent result; it indicates that maxwell's mixing is thorough enough to give apparently excellent randomness even when the input varies little. A counter plus the qht() operation provide random output approximately as a counter plus a block cipher would.</text:span></text:p>
      <text:h text:style-name="Heading_20_3" text:outline-level="3">Running the tests</text:h>
      <text:p text:style-name="Text_20_body">To test, be sure the entropy measurement program ent(1) is installed, then type make test, which compiles the test programs then runs:</text:p>
      <text:p text:style-name="P26">maxwell -1<text:tab/><text:tab/>| ent &gt; results/max.1.out</text:p>
      <text:p text:style-name="P26">maxwell -m<text:tab/><text:tab/>| ent &gt; results/max.m.out</text:p>
      <text:p text:style-name="P26">test.sam<text:tab/><text:tab/>| ent &gt; results/raw.out</text:p>
      <text:p text:style-name="P26">test.sam -g<text:tab/><text:tab/>| ent &gt; results/usec.out</text:p>
      <text:p text:style-name="P26">test.qht<text:tab/><text:tab/>| ent &gt; results/qht.out</text:p>
      <text:p text:style-name="P26">test.mix<text:tab/><text:tab/>| ent &gt; results/mix.out</text:p>
      <text:p text:style-name="P26">test.parity<text:tab/><text:tab/>| ent &gt; results/parity.out</text:p>
      <text:p text:style-name="P6">grep Entropy results/*.out &gt; test.summary</text:p>
      <text:p text:style-name="P6"/>
      <text:p text:style-name="Text_20_body">There are additional, much more expensive, tests which are invoked separately with make diehard. <text:span text:style-name="T1">These are described separately later.</text:span></text:p>
      <text:p text:style-name="Text_20_body"><text:soft-page-break/>We need eleven or more bits of entropy per loop for maxwell(8) to be secure with three loops. This <text:span text:style-name="T1">means it is safe if:</text:span></text:p>
      <text:list xml:id="list5514234137633335723" text:style-name="L11">
        <text:list-item>
          <text:p text:style-name="P19">max.1.out shows three bits per output byte, which is twelve per loop</text:p>
        </text:list-item>
        <text:list-item>
          <text:p text:style-name="P19">raw.out shows at least .7 bits per sample, which gives .7*16 ~= 11 bits per loop</text:p>
        </text:list-item>
        <text:list-item>
          <text:p text:style-name="P27">parity.out shows at least 5.5 bits per byte, equivalent to 11 per loop</text:p>
        </text:list-item>
      </text:list>
      <text:p text:style-name="P6"/>
      <text:p text:style-name="Text_20_body">A modified version using the Unix standard microsecond timer, rather than the nanosecond timer <text:span text:style-name="T1">provided with the realtime libraries, would be safe if:</text:span></text:p>
      <text:list xml:id="list7417236158858828382" text:style-name="L12">
        <text:list-item>
          <text:p text:style-name="P29"><text:span text:style-name="T1">usec.out shows at least .7 bits per sample, which gives .7*16 ~= 11 bits per loop</text:span></text:p>
        </text:list-item>
      </text:list>
      <text:p text:style-name="P6"/>
      <text:p text:style-name="Text_20_body">Using maxwell -m provides a direct test; it sends a megabit of output to standard out, using the defaults <text:span text:style-name="T1">for all other parameters. maxwell(8) is safe if this shows more than 30 its per output, 7.5 per byte.</text:span></text:p>
      <text:p text:style-name="Text_20_body">On my machine, a desktop Intel i3 running Ubuntu 10.10, I get numbers far above those requirements. <text:span text:style-name="T1">I tested with my usual other programs such as Firefox and Open Office open, but not in active use. My results are:</text:span></text:p>
      <text:p text:style-name="P6">Test program</text:p>
      <text:p text:style-name="P6"/>
      <text:p text:style-name="P6">Output file</text:p>
      <text:p text:style-name="P6"/>
      <text:p text:style-name="P6">Bits per test byte</text:p>
      <text:p text:style-name="P6">needed</text:p>
      <text:p text:style-name="P6"/>
      <text:p text:style-name="P6">test result</text:p>
      <text:p text:style-name="P6"/>
      <text:p text:style-name="P6">Bits per 16 samples</text:p>
      <text:p text:style-name="P6">input</text:p>
      <text:p text:style-name="P6"/>
      <text:p text:style-name="P6">output</text:p>
      <text:p text:style-name="P6"/>
      <text:p text:style-name="P6">required</text:p>
      <text:p text:style-name="P6"/>
      <text:p text:style-name="P6">maxwell -m</text:p>
      <text:p text:style-name="P6"/>
      <text:p text:style-name="P6">max.m.out</text:p>
      <text:p text:style-name="P6"/>
      <text:p text:style-name="P6">7.5</text:p>
      <text:p text:style-name="P6"/>
      <text:p text:style-name="P6">7.998</text:p>
      <text:p text:style-name="P6"/>
      <text:p text:style-name="P6">31.99</text:p>
      <text:p text:style-name="P6"/>
      <text:p text:style-name="P6">30</text:p>
      <text:p text:style-name="P6"/>
      <text:p text:style-name="P6">maxwell -1</text:p>
      <text:p text:style-name="P6"/>
      <text:p text:style-name="P6">max.1.out</text:p>
      <text:p text:style-name="P6"/>
      <text:p text:style-name="P6">3</text:p>
      <text:p text:style-name="P6"/>
      <text:p text:style-name="P6"><text:soft-page-break/>7.998</text:p>
      <text:p text:style-name="P6"/>
      <text:p text:style-name="P6">31.99</text:p>
      <text:p text:style-name="P6"/>
      <text:p text:style-name="P6">11</text:p>
      <text:p text:style-name="P6"/>
      <text:p text:style-name="P6">test.sam</text:p>
      <text:p text:style-name="P6"/>
      <text:p text:style-name="P6">raw.out</text:p>
      <text:p text:style-name="P6"/>
      <text:p text:style-name="P6">2/3</text:p>
      <text:p text:style-name="P6"/>
      <text:p text:style-name="P6">4.95</text:p>
      <text:p text:style-name="P6"/>
      <text:p text:style-name="P6">79.2</text:p>
      <text:p text:style-name="P6"/>
      <text:p text:style-name="P6">11</text:p>
      <text:p text:style-name="P6"/>
      <text:p text:style-name="P6">test.sam -g</text:p>
      <text:p text:style-name="P6"/>
      <text:p text:style-name="P6">usec.out</text:p>
      <text:p text:style-name="P6"/>
      <text:p text:style-name="P6">2/3</text:p>
      <text:p text:style-name="P6"/>
      <text:p text:style-name="P6">4.95</text:p>
      <text:p text:style-name="P6"/>
      <text:p text:style-name="P6">79.2</text:p>
      <text:p text:style-name="P6"/>
      <text:p text:style-name="P6">11</text:p>
      <text:p text:style-name="P6"/>
      <text:p text:style-name="P6">test.parity</text:p>
      <text:p text:style-name="P6"/>
      <text:p text:style-name="P6">par.t.out</text:p>
      <text:p text:style-name="P6"/>
      <text:p text:style-name="P6">16/3 = 5.33</text:p>
      <text:p text:style-name="P6"/>
      <text:p text:style-name="P6">7.95</text:p>
      <text:p text:style-name="P6"/>
      <text:p text:style-name="P6">15.9</text:p>
      <text:p text:style-name="P6"/>
      <text:p text:style-name="P6">11</text:p>
      <text:p text:style-name="P6"/>
      <text:p text:style-name="P6">test.parity -g</text:p>
      <text:p text:style-name="P6"/>
      <text:p text:style-name="P6">par.g.out</text:p>
      <text:p text:style-name="P6"/>
      <text:p text:style-name="P6">5.33</text:p>
      <text:p text:style-name="P6"/>
      <text:p text:style-name="P6">4.94</text:p>
      <text:p text:style-name="P6"/>
      <text:p text:style-name="P6">9.88</text:p>
      <text:p text:style-name="P6"/>
      <text:p text:style-name="P6">11</text:p>
      <text:p text:style-name="P6"/>
      <text:p text:style-name="Text_20_body">Except for par.g.out, these results appear to show that maxwell(8) has more entropy available than it <text:span text:style-name="T1">needs. However, it is necessary to remember that ent(1) can test only the apparent entropy of the sequence it is given. The RFC has:</text:span></text:p>
      <text:p text:style-name="Quotations"><text:soft-page-break/>Statistically tested randomness in the traditional sense is NOT the same as the <text:span text:style-name="T1">unpredictability required for security use. [1]</text:span></text:p>
      <text:p text:style-name="P6"/>
      <text:p text:style-name="Text_20_body">A test program such as ent(1) should give large entropy numbers for the output of a good pseudorandom generator; that is the sort of thing it was designed to test. However, the actual entropy of such a <text:span text:style-name="T1">generator cannot exceed that of its key. We therefore know that, for a well-mixed sequence, ent(1) can sometimes give readings higher than the true entropy. That may be the case here.</text:span></text:p>
      <text:p text:style-name="Text_20_body">Even with that caveat, these results are reassuring. When ent(1) says we are getting almost five bits of <text:span text:style-name="T1">input entropy per sample, it seems plausible to assume we are getting at least one. With 48 samples for 32 output bits, we only need two thirds of a bit per sample to be safe.</text:span></text:p>
      <text:p text:style-name="Text_20_body">My results do not contradict those in the inherent randomness paper [10], only extend them somewhat. <text:span text:style-name="T1">They used masking to extract the low bit of each sample, making it impossible for their tests to find more than one bit per sample. My tests using modulo operations expose more entropy, if it is there.</text:span></text:p>
      <text:h text:style-name="Heading_20_3" text:outline-level="3">Non-Intel CPUs</text:h>
      <text:p text:style-name="Text_20_body">If your system is anything but a bog standard PC, it is very strongly recommended that you run these <text:span text:style-name="T1">tests to check that you are indeed getting enough entropy, at least 11 bits per 16 samples. Even on a PC, you might as well run the tests.</text:span></text:p>
      <text:p text:style-name="Text_20_body">I have not tested on CPUs other than those I have to hand which are both Intel, a Core 2 duo and an i3. <text:span text:style-name="T1">I appeal to anyone who can test on a very different CPU to do so and send me the results. I would particularly like to hear from anyone who gets results, on any CPU, significantly different from mine. The email address is at the top of the paper.</text:span></text:p>
      <text:h text:style-name="Heading_20_3" text:outline-level="3">If your system tests poorly</text:h>
      <text:p text:style-name="Text_20_body">If the tests give problematic results on your system, using the -p option provides a temporary fix. A <text:span text:style-name="T1">longer-term solution is to increase the constant MIN_LOOPS in the source code, recompile, and install the new version. This will ensure that, even when invoked without -p, the program does enough loops to be secure on your system.</text:span></text:p>
      <text:h text:style-name="Heading_20_3" text:outline-level="3">Diehard tests</text:h>
      <text:p text:style-name="Text_20_body">The most thorough test is obtained with make diehard. This runs the command:</text:p>
      <text:p text:style-name="P6">maxwell -t | dieharder -a -g 200 -k 2 -Y 1 &gt; results/dh.max.out</text:p>
      <text:p text:style-name="P6"/>
      <text:p text:style-name="Text_20_body">The program dieharder(1) is a thorough entropy tester; the -a option says to apply all tests and -g 200 <text:span text:style-name="T1">means to expect a stream of binary input. The other options make it a very stiff test.</text:span></text:p>
      <text:p text:style-name="Text_20_body">The -t option to maxwell(8) makes it run indefinitely and use a one microsecond delay. This is <text:span text:style-name="T1">necessary because dieharder(1) needs a great deal of input. Even so, this is an extremely slow and expensive test. On my machine, a lightly loaded 3 GHz desktop, it takes days.</text:span></text:p>
      <text:h text:style-name="Heading_20_2" text:outline-level="2"><text:soft-page-break/>Analysis</text:h>
      <text:p text:style-name="Text_20_body">This section discusses the program design in more detail, dealing in particular with the choice of <text:span text:style-name="T1">appropriate parameter values.</text:span></text:p>
      <text:h text:style-name="Heading_20_3" text:outline-level="3">How much entropy?</text:h>
      <text:p text:style-name="P20">The inherent randomness paper [10] indicates that almost a full bit of entropy can be expected per timer <text:span text:style-name="T1">sample. Taking one bit per sample and packing eight of them into a byte, they get 7.6 bits per output byte. Based on that, we would expect a loop that takes 16 samples to give just over 15 bits of entropy. In fact we might get more because maxwell(8) uses a modulo operation instead of just masking out the low bit, so getting more than one bit per sample is possible.</text:span></text:p>
      <text:p text:style-name="Text_20_body">I designed the program on the assumption that, on typical systems, we would get at least 12 bits per 16 <text:span text:style-name="T1">samples, the number from the inherent randomness [10] paper minus something for safety. This meant it needed three loops to be sure of filling a 32-bit word, so three is the default.</text:span></text:p>
      <text:p text:style-name="Text_20_body">I also provide a way for the user to override the default where necessary with the -p (paranoia) <text:span text:style-name="T1">command-line option. However, there is no way to get fewer than three loops, so the program is always safe if 16 samples give at least 11 bits of entropy. The tradeoffs are as follows:</text:span></text:p>
      <text:p text:style-name="P6">-p</text:p>
      <text:p text:style-name="P6"/>
      <text:p text:style-name="P6">Options</text:p>
      <text:p text:style-name="P6"/>
      <text:p text:style-name="P6">Loops</text:p>
      <text:p text:style-name="P6"/>
      <text:p text:style-name="P6">(paranoia)</text:p>
      <text:p text:style-name="P6"/>
      <text:p text:style-name="P6">(other than -p)</text:p>
      <text:p text:style-name="P6"/>
      <text:p text:style-name="P6">2p + 3</text:p>
      <text:p text:style-name="P6"/>
      <text:p text:style-name="P6">for 32 bits out</text:p>
      <text:p text:style-name="P6"/>
      <text:p text:style-name="P6">for 30 bits claimed</text:p>
      <text:p text:style-name="P6"/>
      <text:p text:style-name="P6">0</text:p>
      <text:p text:style-name="P6"/>
      <text:p text:style-name="P6">No options</text:p>
      <text:p text:style-name="P6"/>
      <text:p text:style-name="P6">3</text:p>
      <text:p text:style-name="P6"/>
      <text:p text:style-name="P6">11</text:p>
      <text:p text:style-name="P6"/>
      <text:p text:style-name="P6">10</text:p>
      <text:p text:style-name="P6"/>
      <text:p text:style-name="P6">5</text:p>
      <text:p text:style-name="P6"/>
      <text:p text:style-name="P6">7</text:p>
      <text:p text:style-name="P6"/>
      <text:p text:style-name="P6">6</text:p>
      <text:p text:style-name="P6"/>
      <text:p text:style-name="P6">1</text:p>
      <text:p text:style-name="P6"><text:soft-page-break/></text:p>
      <text:p text:style-name="P6">Entropy needed per 16 samples</text:p>
      <text:p text:style-name="P6"/>
      <text:p text:style-name="P6">2</text:p>
      <text:p text:style-name="P6"/>
      <text:p text:style-name="P6">-x</text:p>
      <text:p text:style-name="P6"/>
      <text:p text:style-name="P6">7</text:p>
      <text:p text:style-name="P6"/>
      <text:p text:style-name="P6">5</text:p>
      <text:p text:style-name="P6"/>
      <text:p text:style-name="P6">5</text:p>
      <text:p text:style-name="P6"/>
      <text:p text:style-name="P6">3</text:p>
      <text:p text:style-name="P6"/>
      <text:p text:style-name="P6">-y</text:p>
      <text:p text:style-name="P6"/>
      <text:p text:style-name="P6">9</text:p>
      <text:p text:style-name="P6"/>
      <text:p text:style-name="P6">4</text:p>
      <text:p text:style-name="P6"/>
      <text:p text:style-name="P6">4</text:p>
      <text:p text:style-name="P6"/>
      <text:p text:style-name="P6">4</text:p>
      <text:p text:style-name="P6"/>
      <text:p text:style-name="P6">-z</text:p>
      <text:p text:style-name="P6"/>
      <text:p text:style-name="P6">11</text:p>
      <text:p text:style-name="P6"/>
      <text:p text:style-name="P6">3</text:p>
      <text:p text:style-name="P6"/>
      <text:p text:style-name="P6">3</text:p>
      <text:p text:style-name="P6"/>
      <text:p text:style-name="P6">2</text:p>
      <text:p text:style-name="P6"/>
      <text:p text:style-name="P6">2</text:p>
      <text:p text:style-name="P6"/>
      <text:p text:style-name="P6">1</text:p>
      <text:p text:style-name="P6"/>
      <text:p text:style-name="P6">1</text:p>
      <text:p text:style-name="P6"/>
      <text:p text:style-name="P6">…..........</text:p>
      <text:p text:style-name="P6">7</text:p>
      <text:p text:style-name="P6"/>
      <text:p text:style-name="P6">17</text:p>
      <text:p text:style-name="P6">….........</text:p>
      <text:p text:style-name="P6"/>
      <text:p text:style-name="P6">15</text:p>
      <text:p text:style-name="P6"/>
      <text:p text:style-name="P6">33</text:p>
      <text:p text:style-name="P6"/>
      <text:p text:style-name="Text_20_body">With the -f or -g options, the claim is reduced so the table is:</text:p>
      <text:p text:style-name="P6">-p</text:p>
      <text:p text:style-name="P6"/>
      <text:p text:style-name="P6">Options</text:p>
      <text:p text:style-name="P6"/>
      <text:p text:style-name="P6">Loops</text:p>
      <text:p text:style-name="P6"/>
      <text:p text:style-name="P6"><text:soft-page-break/>Entropy needed per 16 samples</text:p>
      <text:p text:style-name="P6"/>
      <text:p text:style-name="P6">(paranoia)</text:p>
      <text:p text:style-name="P6"/>
      <text:p text:style-name="P6">(other than -p)</text:p>
      <text:p text:style-name="P6"/>
      <text:p text:style-name="P6">2p + 3</text:p>
      <text:p text:style-name="P6"/>
      <text:p text:style-name="P6">for 32 bits out</text:p>
      <text:p text:style-name="P6"/>
      <text:p text:style-name="P6">for 16 bits claimed</text:p>
      <text:p text:style-name="P6"/>
      <text:p text:style-name="P6">0</text:p>
      <text:p text:style-name="P6"/>
      <text:p text:style-name="P6">-f, -g</text:p>
      <text:p text:style-name="P6"/>
      <text:p text:style-name="P6">3</text:p>
      <text:p text:style-name="P6"/>
      <text:p text:style-name="P6">11</text:p>
      <text:p text:style-name="P6"/>
      <text:p text:style-name="P6">6</text:p>
      <text:p text:style-name="P6"/>
      <text:p text:style-name="Text_20_body">All these entropy requirements are well below the 15 bits per 16 samples we might expect based on the <text:span text:style-name="T1">inherent randomness paper [10]. They are also far below the amounts shown by my test programs, described in the previous section. I therefore believe maxwell(8) is, at least on systems similar to mine, entirely safe with the default three loops.</text:span></text:p>
      <text:p text:style-name="Text_20_body">In my opinion, setting -p higher than four is unnecessary, even for those who want to be cautious. However, the program accepts any number up to 999.</text:p>
      <text:h text:style-name="Heading_20_2" text:outline-level="2">Attacks</text:h>
      <text:p text:style-name="Text_20_body">The Yarrow [7] paper gives a catalog of possible weaknesses in a random number generator. I shall go <text:span text:style-name="T1">through each of them here, discussing how maxwell(8) avoids them. It is worth noting, however, that maxwell(8) does not stand alone here. Its output is fed to random(4), so some possible weaknesses in maxwell(8) might have no effect on overall security.</text:span></text:p>
      <text:p text:style-name="Text_20_body">The first problem mentioned in [7] is “Entropy Overestimation and Guessable Starting Points”. They <text:span text:style-name="T1">say this is both “the commonest failing in PRNGs in real-world applications” and “probably the hardest problem to solve in PRNG design”.</text:span></text:p>
      <text:p text:style-name="Text_20_body">My detailed discussion of entropy estimation is above. In summary, the outputs of maxwell(8) have 32 <text:span text:style-name="T1">bits of entropy each if each timer sample gives two thirds of a bit. The Inherent Randomness paper [10] indicates that about one bit per sample can be expected and my tests indicate that more than that is actually obtained. Despite that, we tell random(4) that we are giving it only 30 bits of entropy per output, just to be safe.</text:span></text:p>
      <text:p text:style-name="Text_20_body">There are also command-line options which allow a system administrator to overrule my estimates. If <text:span text:style-name="T1">maxwell is thought dubious with the default parameters, try maxwell -p 3 -c 20 or some such. That is secure if 144 timer samples give 20 bits of entropy.</text:span></text:p>
      <text:p text:style-name="Text_20_body"><text:soft-page-break/>There is a “guessable starting point” for each round of output construction; one of five constants <text:span text:style-name="T1">borrowed from SHA is used to initialise the sample-collecting variable. However, since this is immediately followed by operations that mix many samples into that variable, it does not appear dangerous.</text:span></text:p>
      <text:p text:style-name="Text_20_body">The next problem [7] mentions is “Mishandling of Keys and Seed Files”. We have no seed file and do <text:span text:style-name="T1">not use a key as many PRNGs do, creating multiple outputs from a single key. Our only key-like item is the entropy-accumulating variable, that is carefully handled, and it is not used to generate outputs larger than input entropy.</text:span></text:p>
      <text:p text:style-name="Text_20_body">The next is “Implementation Errors”. It is impossible to entirely prevent those, but my code is short and <text:span text:style-name="T1">simple enough to make auditing it a reasonable proposition. Also, there are test programs for all parts of the program.</text:span></text:p>
      <text:p text:style-name="Text_20_body">The next possible problem mentioned is “Cryptanalytic Attacks on PRNG Generation Mechanisms”. We do not use such mechanisms, so they are not subject to attack. random(4) does use such mechanisms, but they are designed to resist cryptananlysis.</text:p>
      <text:p text:style-name="Text_20_body">Of course, our mixing mechanism could be attacked, but it seems robust. The QHT is reversible, so if <text:span text:style-name="T1">its output is known the enemy can also get its input. However, that does not help him get the next output. None of the other mixing operations are reversible. Because the QHT makes every bit of output depend on every bit of its input, it appears difficult for an enemy to predict outputs as long as there is some input entropy.</text:span></text:p>
      <text:p text:style-name="Text_20_body">The next attacks discussed are “Side Channel Attacks”. These involve measuring things outside the <text:span text:style-name="T1">program itself – timing, power consumption, electromagnetic radiation, … – and using those as a window into the internal state.</text:span></text:p>
      <text:p text:style-name="Text_20_body">It would be quite difficult for an attacker to measure maxwell's power consumption independently of <text:span text:style-name="T1">the general power usage of the computer it runs on, though perhaps not impossible since maxwell's activity comes in bursts every 100 µs or so. Timing would also be hard to measure, since maxwell(8) accepts no external inputs and its only output is to the kernel.</text:span></text:p>
      <text:p text:style-name="Text_20_body">A Tempest type of attack, measuring the electromagnetic radiation from the computer, may be a threat. <text:span text:style-name="T1">In most cases, a Tempest attacker would have better things to go after than maxwell(8) – perhaps keyboard input, or text on screen or in memory. If he wants to attack the crypto, then there are much better targets than the RNG – plaintext or keys, and especially the private keys in a public key system. If he does go after the RNG, then the state of random(4) is more valuable than that of maxwell(8).</text:span></text:p>
      <text:p text:style-name="Text_20_body">However, it is conceivable that, on some systems, data for other attacks would not be available but <text:span text:style-name="T1">clock interactions would be visible to an attacker because of the hardware involved. In that case, an attack on maxwell(8) might be the best possibility for the attacker. If an attacker using Tempest techniques could distinguish clock reads with nanosecond accuracy, that would compromise maxwell(8). This might in principle compromise random(4) if other entropy sources were inadequate, though the attacker would have considerable work to do to break that driver, even with some known </text:span><text:soft-page-break/><text:span text:style-name="T1">inputs.</text:span></text:p>
      <text:p text:style-name="Text_20_body">The next are “Chosen-Input Attacks on the PRNG”. Since maxwell(8) uses no inputs other than the <text:span text:style-name="T1">timer and uses the montonic timer provided by the Linux realtime libraries, which not even the system administrator can reset, direct attacks on the inputs are not possible.</text:span></text:p>
      <text:p text:style-name="Text_20_body">It is possible for an attacker to indirectly affect timer behaviour, for example by accessing the timer or <text:span text:style-name="T1">running programs that increase system load. There is, however, no mechanism that appears to give an attacker the sort of precise control that would be required to compromise maxwell(8) – this would require reducing the entropy per sample well below one bit.</text:span></text:p>
      <text:p text:style-name="Text_20_body">The Yarrow paper [7] then goes on to discuss attacks which become possible “once the key is <text:span text:style-name="T1">compromised”. Since maxwell(8) does not use a key in that sense, it is immune to all of these.</text:span></text:p>
      <text:p text:style-name="Text_20_body">Some generators allow “Permanent Compromise Attacks”. These generators are all-or-nothing; if the <text:span text:style-name="T1">key is compromised, all is lost. Others allow “Iterative Guessing Attacks” where, knowing the state at one time, the attacker is able to find future states with a low-cost search over a limited range of inputs, or “Backtracking Attacks” where he can find previous states. However, maxwell(8) starts the generation process afresh for each output; the worst any state compromise could do is give away one 32-bit output.</text:span></text:p>
      <text:p text:style-name="Text_20_body">Finally, [7] mentions “Compromise of High-Value key Generated from Compromised Key”. However, <text:span text:style-name="T1">even if maxwell(8) were seriously compromised, an attacker would still have considerable work to do to compromise random(4) and then a key generated from it. It is not clear that this would even be possible if the system has other entropy sources, and it would certainly not be easy in any case.</text:span></text:p>
      <text:h text:style-name="Heading_20_2" text:outline-level="2">Resources and speed</text:h>
      <text:p text:style-name="Text_20_body">As intended, this program needs remarkably few resources. On my Intel/Ubuntu machine the <text:span text:style-name="T1">executable is just over twelve K bytes.</text:span></text:p>
      <text:p text:style-name="Text_20_body">The program does not use much CPU. It spends most of its time sleeping; there is a usleep(delay) call <text:span text:style-name="T1">before each timer sample, with delays generally around 100 µs. When it does wake up to process a sample, it does only a few simple operations.</text:span></text:p>
      <text:p text:style-name="P21">The rate of entropy output is adequate for many applications; I have argued above that a few hundred <text:span text:style-name="T1">bits per second is enough on most systems. This program is capable of about an order of magnitude more than that. With the default parameters there are 48 usleep(delay) calls between outputs, at 97 µs each so total delay is 4.56 ms. Rounding off to 5 ms to allow some time for calculations, we find that the program can output up to 200 32-bit quantities – over six kilobits – per second.</text:span></text:p>
      <text:p text:style-name="P21"><text:span text:style-name="T1"><text:s/>Similar calculations for other parameter combinations give:</text:span></text:p>
      <text:p text:style-name="P6"/>
      <text:p text:style-name="P6"/>
      <text:p text:style-name="P5">Option</text:p>
      <text:p text:style-name="P6"/>
      <text:p text:style-name="P6">Delay</text:p>
      <text:p text:style-name="P6"/>
      <text:p text:style-name="P6">Samples</text:p>
      <text:p text:style-name="P6"/>
      <text:p text:style-name="P6">msec per output</text:p>
      <text:p text:style-name="P6"/>
      <text:p text:style-name="P6">K bit/sec</text:p>
      <text:p text:style-name="P6"/>
      <text:p text:style-name="P6">Default</text:p>
      <text:p text:style-name="P6"/>
      <text:p text:style-name="P6">97</text:p>
      <text:p text:style-name="P6"/>
      <text:p text:style-name="P6">48</text:p>
      <text:p text:style-name="P6"/>
      <text:p text:style-name="P6">5</text:p>
      <text:p text:style-name="P6"/>
      <text:p text:style-name="P6">~6</text:p>
      <text:p text:style-name="P6"/>
      <text:p text:style-name="P6">-f, -g</text:p>
      <text:p text:style-name="P6"/>
      <text:p text:style-name="P6">41 or 43</text:p>
      <text:p text:style-name="P6"/>
      <text:p text:style-name="P6">48</text:p>
      <text:p text:style-name="P6"/>
      <text:p text:style-name="P6">2</text:p>
      <text:p text:style-name="P6"/>
      <text:p text:style-name="P6">~16</text:p>
      <text:p text:style-name="P6"/>
      <text:p text:style-name="P6">-x</text:p>
      <text:p text:style-name="P6"/>
      <text:p text:style-name="P6">101</text:p>
      <text:p text:style-name="P6"/>
      <text:p text:style-name="P6">112</text:p>
      <text:p text:style-name="P6"/>
      <text:p text:style-name="P6">11.3</text:p>
      <text:p text:style-name="P6"/>
      <text:p text:style-name="P6">~2.8</text:p>
      <text:p text:style-name="P6"/>
      <text:p text:style-name="P6">-y</text:p>
      <text:p text:style-name="P6"/>
      <text:p text:style-name="P6">103</text:p>
      <text:p text:style-name="P6"/>
      <text:p text:style-name="P6">144</text:p>
      <text:p text:style-name="P6"/>
      <text:p text:style-name="P6">14.8</text:p>
      <text:p text:style-name="P6"/>
      <text:p text:style-name="P6">~2.1</text:p>
      <text:p text:style-name="P6"/>
      <text:p text:style-name="P6">-z</text:p>
      <text:p text:style-name="P6"/>
      <text:p text:style-name="P6">107</text:p>
      <text:p text:style-name="P6"/>
      <text:p text:style-name="P6">176</text:p>
      <text:p text:style-name="P6"/>
      <text:p text:style-name="P6">18.8</text:p>
      <text:p text:style-name="P6"/>
      <text:p text:style-name="P6">~1.6</text:p>
      <text:p text:style-name="P6"><text:soft-page-break/></text:p>
      <text:p text:style-name="Text_20_body">Of course, all of these are only approximate estimates. Testing with dieharder(1) and a reduced delay shows 367 32-bit rands/sec or 11.7 Kbits/sec, showing that these figures are not wildly out of whack <text:span text:style-name="T1">but are likely somewhat optimistic.</text:span></text:p>
      <text:p text:style-name="Text_20_body">On a busy system, the program may be delayed because it is timeshared out, or because the CPU is <text:span text:style-name="T1">busy dealing with interrupts. We need not worry about this; the program is fast enough that moderate delays are not a problem. If the system is busy enough to slow this program down significantly for long enough to matter, then there is probably plenty of entropy from disk or net interrupts. If not, the administrator has more urgent things to worry about than this program.</text:span></text:p>
      <text:p text:style-name="Text_20_body">The peak output rate will rarely be achieved, or at least will not be maintained for long. Whenever the <text:span text:style-name="T1">random(4) driver has enough entropy, it causes any write to block; the writing program is forced to wait. This means maxwell(8) behaves much like a good waiter, unobtrusive but efficient. It cranks out data as fast as it can when random(4) needs it, but automatically waits politely when it is not needed.</text:span></text:p>
      <text:h text:style-name="Heading_20_2" text:outline-level="2">Conclusion</text:h>
      <text:p text:style-name="Text_20_body">This program achieves its main design goal: it uses minimal resources and provides high-grade entropy <text:span text:style-name="T6">in sufficient quantity for many applications.</text:span></text:p>
      <text:p text:style-name="Text_20_body">Also, the program is simple enough for easy auditing. The user interface is at least a decent first cut, <text:span text:style-name="T1">simple but providing reasonable flexibility.</text:span></text:p>
      <text:p text:style-name="P6"/>
      <text:p text:style-name="P6"/>
      <text:h text:style-name="P33" text:outline-level="2">References</text:h>
      <text:p text:style-name="P6">[1] Eastlake, Schiller &amp; Crocker, Randomness Requirements for Security, June 2005,</text:p>
      <text:p text:style-name="P6">http://tools.ietf.org/html/rfc4086</text:p>
      <text:p text:style-name="P6">[2] Timer entropy demon web page http://www.vanheusden.com/te/</text:p>
      <text:p text:style-name="P6">[3] Wikipedia page on Johnson-Nyquist noise http://en.wikipedia.org/wiki/Johnson-Nyquist_noise</text:p>
      <text:p text:style-name="P6">[4]Turbid web page http://www.av8n.com/turbid/</text:p>
      <text:p text:style-name="P6">[5] A. Seznec, N. Sendrier, "HAVEGE: a user level software unpredictable random number</text:p>
      <text:p text:style-name="P6">generator" http://www.irisa.fr/caps/projects/hipsor/old/files/HAVEGE.pdf</text:p>
      <text:p text:style-name="P6">[6] HAVEGE web page http://www.irisa.fr/caps/projects/hipsor/</text:p>
      <text:p text:style-name="P6">[7] J. Kelsey, B. Schneier, and N. Ferguson, Yarrow-160:</text:p>
      <text:p text:style-name="P6">Notes on the Design and Analysis of the Yarrow Cryptographic Pseudorandom Number Generator,</text:p>
      <text:p text:style-name="P6">SAC 99 http://www.schneier.com/yarrow.html</text:p>
      <text:p text:style-name="P6">[8] Cryptlib web page http://www.cs.auckland.ac.nz/~pgut001/cryptlib/</text:p>
      <text:p text:style-name="P6">[9] Peter Gutmann, Software Generation of Practically Strong Random Numbers, USENIX Security</text:p>
      <text:p text:style-name="P6">Symposium, 1998</text:p>
      <text:p text:style-name="P6">http://www.usenix.org/publications/library/proceedings/sec98/gutmann.html</text:p>
      <text:p text:style-name="P6">[10] McGuire, Okech &amp; Schiesser, Analysis of inherent randomness of the Linux kernel,</text:p>
      <text:p text:style-name="P6">http://lwn.net/images/conf/rtlws11/random-hardware.pdf</text:p>
      <text:p text:style-name="P6">[11] James L. Massey, SAFER K-64: A Byte-Oriented Block-Ciphering Algorithm, FSE '93</text:p>
      <text:p text:style-name="P6">[12] Bruce Schneier, John Kelsey, Doug Whiting, David Wagner, Chris Hall, Niels Ferguson</text:p>
      <text:p text:style-name="P6">Twofish: A 128-Bit Block Cipher, First AES Conference http://www.schneier.com/papertwofishpaper.html</text:p>
      <text:p text:style-name="P6">[13] Xuejia Lai (1992), "On the Design and Security of Block Ciphers", ETH Series in Information</text:p>
      <text:p text:style-name="P6">Processing, v. 1</text:p>
      <text:p text:style-name="P6">[14] Claude Shannon, “Communication Theory of Secrecy Systems”, Bell Systems Technical Journal,</text:p>
      <text:p text:style-name="P6">1949, http://netlab.cs.ucla.edu/wiki/files/shannon1949.pdf</text:p>
      <text:p text:style-name="P6">[15] Web page for haveged(8) http://www.issihosts.com/haveged/</text:p>
      <text:p text:style-name="P6">[16] Gutterman, Pinkas &amp; Reinman “Analysis of the Linux Random Number Generator”,</text:p>
      <text:p text:style-name="P6">http://eprint.iacr.org/2006/086</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4T11:05:29.420682360</dc:date>
    <meta:generator>LibreOffice/4.4.2.2$Linux_X86_64 LibreOffice_project/40m0$Build-2</meta:generator>
    <meta:editing-duration>PT1H25M30S</meta:editing-duration>
    <meta:editing-cycles>11</meta:editing-cycles>
    <meta:document-statistic meta:table-count="0" meta:image-count="0" meta:object-count="0" meta:page-count="28" meta:paragraph-count="507" meta:word-count="9686" meta:character-count="56356" meta:non-whitespace-character-count="47100"/>
  </office:meta>
</office:document-meta>
</file>